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b05e1" officeooo:paragraph-rsid="001b05e1"/>
    </style:style>
    <style:style style:name="P2" style:family="paragraph" style:parent-style-name="Standard">
      <style:text-properties fo:font-weight="bold" officeooo:rsid="001b05e1" officeooo:paragraph-rsid="001b05e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øknad om penger til oppgradering av teslacoil</text:p>
      <text:p text:style-name="P1"/>
      <text:p text:style-name="P1">Omega Verksted søker med dette dokumentet om kr 6000,- til oppgradering av teslacoilen (til bruk blant annet på phaestum). Oppgraderingene består i å vikle ny sekundærspole, lage ny primærspole og stativ, og lage en ny driver og en reservedriver. Samt forbedre muligheter til input. Blant annet midi-inngang som muliggjør at Omega Bano kan spille gitar på teslacoil. Beløpet som søkes om er spesifisert i vedlagte busjet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1T17:02:04.566000000</meta:creation-date>
    <dc:date>2013-10-01T17:08:44.248000000</dc:date>
    <meta:editing-duration>P0D</meta:editing-duration>
    <meta:editing-cycles>1</meta:editing-cycles>
    <meta:document-statistic meta:table-count="0" meta:image-count="0" meta:object-count="0" meta:page-count="1" meta:paragraph-count="2" meta:word-count="73" meta:character-count="468" meta:non-whitespace-character-count="397"/>
    <meta:generator>LibreOffice/4.1.0.4$Windows_x86 LibreOffice_project/89ea49ddacd9aa532507cbf852f2bb22b1ace28</meta:generator>
  </office:meta>
</office:document-meta>
</file>